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Suruma" svg:font-family="Suru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Noto Serif CJK JP" svg:font-family="'Noto Serif CJK JP'"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b68" officeooo:paragraph-rsid="00196b68"/>
    </style:style>
    <style:style style:name="P2" style:family="paragraph" style:parent-style-name="Standard">
      <style:text-properties fo:font-size="12pt" officeooo:rsid="00196b68" officeooo:paragraph-rsid="00196b68" style:font-size-asian="12pt" style:font-size-complex="12pt"/>
    </style:style>
    <style:style style:name="P3" style:family="paragraph" style:parent-style-name="Standard">
      <style:text-properties officeooo:rsid="0019a5dd" officeooo:paragraph-rsid="0019a5dd"/>
    </style:style>
    <style:style style:name="P4" style:family="paragraph" style:parent-style-name="Standard">
      <style:text-properties officeooo:paragraph-rsid="0019a5dd"/>
    </style:style>
    <style:style style:name="P5" style:family="paragraph" style:parent-style-name="Standard">
      <style:text-properties officeooo:rsid="001a6037" officeooo:paragraph-rsid="001a6037"/>
    </style:style>
    <style:style style:name="P6" style:family="paragraph" style:parent-style-name="Standard">
      <style:text-properties officeooo:rsid="001ae916" officeooo:paragraph-rsid="001ae916"/>
    </style:style>
    <style:style style:name="P7" style:family="paragraph" style:parent-style-name="Standard">
      <style:text-properties officeooo:paragraph-rsid="001ae916"/>
    </style:style>
    <style:style style:name="T1" style:family="text">
      <style:text-properties fo:font-size="12pt" officeooo:rsid="00196b68" style:font-size-asian="12pt" style:font-size-complex="12pt"/>
    </style:style>
    <style:style style:name="T2" style:family="text">
      <style:text-properties fo:font-size="12pt" officeooo:rsid="001ae916" style:font-size-asian="12pt" style:font-size-complex="12pt"/>
    </style:style>
    <style:style style:name="T3" style:family="text">
      <style:text-properties fo:color="#000000" style:font-name="Noto Sans CJK SC" fo:font-size="12pt" fo:letter-spacing="normal" style:font-size-asian="12pt" style:font-size-complex="12pt"/>
    </style:style>
    <style:style style:name="T4" style:family="text">
      <style:text-properties fo:color="#000000" style:font-name="Noto Serif CJK JP" fo:font-size="12pt" fo:letter-spacing="normal" style:font-name-asian="Noto Serif CJK JP" style:font-size-asian="12pt" style:font-size-complex="12pt"/>
    </style:style>
    <style:style style:name="T5" style:family="text">
      <style:text-properties fo:color="#000000" style:font-name="Noto Serif CJK JP" fo:font-size="12pt" fo:letter-spacing="normal" officeooo:rsid="0019a5dd" style:font-name-asian="Noto Serif CJK JP" style:font-size-asian="12pt" style:font-size-complex="12pt"/>
    </style:style>
    <style:style style:name="T6" style:family="text">
      <style:text-properties fo:color="#000000" style:font-name="Noto Serif CJK JP" fo:font-size="12pt" fo:letter-spacing="normal" officeooo:rsid="001ae916" style:font-name-asian="Noto Serif CJK JP"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图灵机的模型：</text:p>
      <text:p text:style-name="P2">所谓的图灵机就是指一个抽象的机器，它有一条无限长的纸带，纸带分成了一个一个的小方格，每个方格有不同的颜色。有一个机器头在纸带上移来移去。机器头有一组内部状态，还有一些固定的程序。在每个时刻，机器头都要从当前纸带上读入一个方格信息，然后结合自己的内部状态查找程序表，根据程序输出信息到纸带方格上，并转换自己的内部状态，然后进行移动。</text:p>
      <text:p text:style-name="P2">注意：机器有一个特殊的内部状态，即停机状态</text:p>
      <text:p text:style-name="P2">跨网络计算的可能性：</text:p>
      <text:p text:style-name="P2">网络计算技术指用户通过专用计算机网络或公共计算机网络进行信息传递和处理的技术。</text:p>
      <text:p text:style-name="Standard"><text:span text:style-name="T1">图灵机有一个概念叫通用图灵机，它是一个特殊的图灵机，它接受任意一个图灵机 M 的编码&lt;M&gt; ，然后模拟 M 的运作</text:span></text:p>
      <text:p text:style-name="Standard"><text:span text:style-name="T1">即跨网络通信中，上述图灵机的“纸袋”</text:span><text:span text:style-name="T3">只是需要逻辑上在同一个空间即可，只要读写头能找到它即可，物理上没有限制，我理解的即是通用图灵机的模型。</text:span></text:p>
      <text:p text:style-name="Standard"><text:span text:style-name="T3"/></text:p>
      <text:p text:style-name="P3"><text:span text:style-name="T3">2.</text:span></text:p>
      <text:p text:style-name="P3"><text:span text:style-name="T3">ISO七层网络协议：</text:span></text:p>
      <text:p text:style-name="P4"><text:span text:style-name="T5">ISO是一个开放性的通信系统互连参考模型，它是一个定义得非常好的协议规范。ISO模型有7层结构，每层都可以有几个子层。 ISO的7层从上到下分别是 7 应用层6 表示层 5 会话层 4 传输层 3 网络层 2 数据链路层 1 物理层 ；其中高层（即7、6、5、4层）定义了应用程序的功能，下面3层（即3、2、1层）主要面向通过网络的端到端，点到点的数据流。</text:span></text:p>
      <text:p text:style-name="P4"><text:span text:style-name="T5">应用层：与其它计算机进行通讯的一个应用，它是对应应用程序的通信服务的。</text:span></text:p>
      <text:p text:style-name="P4"><text:span text:style-name="T5">表示层：主要功能是定义数据格式及加密</text:span></text:p>
      <text:p text:style-name="P4"><text:span text:style-name="T5">会话层：定义了如何开始、控制和结束一个会话，包括对多个双向消息的控制和管理</text:span></text:p>
      <text:p text:style-name="P4"><text:span text:style-name="T5">传输层：功能包括是否选择差错恢复协议还是无差错恢复协议，及在同一主机上对不同应用的数据流的输入进行复用，还包括对收到的顺序不对的数据包的重新排序功能</text:span></text:p>
      <text:p text:style-name="P4"><text:span text:style-name="T5">网络层：对端到端的包传输进行定义</text:span></text:p>
      <text:p text:style-name="P4"><text:span text:style-name="T5">数据链路层：定义了在单个链路上如何传输数据</text:span></text:p>
      <text:p text:style-name="P4"><text:span text:style-name="T5">物理层：物理层规范是有关传输介质的特性</text:span></text:p>
      <text:p text:style-name="P5"><text:span text:style-name="T5">I</text:span><text:span text:style-name="T4">P地址：网络层</text:span></text:p>
      <text:p text:style-name="P5"><text:span text:style-name="T4">router: <text:s/>会话层</text:span></text:p>
      <text:p text:style-name="P5"><text:span text:style-name="T4">Packet: <text:s/>网</text:span><text:span text:style-name="T6">络层</text:span></text:p>
      <text:p text:style-name="P6"><text:span text:style-name="T4">frame:数据链路层</text:span></text:p>
      <text:p text:style-name="P6"><text:span text:style-name="T4"/></text:p>
      <text:p text:style-name="P6"><text:span text:style-name="T4">3.云电视</text:span></text:p>
      <text:p text:style-name="P7"><text:span text:style-name="T6">百度解读：</text:span><text:span text:style-name="T4">云电视是应用云计算、云存储技术的电视产品，是云设备的一种。通俗地讲，就是用户不需要单独再为自家的电视配备所有互联网功能或内容，将电视连上网络，就可以随时从外界调取自己需要的资源或信息，比如说，可以在云电视里安装使用各种即时通讯软件，在看电视的同时，进行社交、办公等等。</text:span></text:p>
      <text:p text:style-name="P7"><text:span text:style-name="T4"/></text:p>
      <text:p text:style-name="P7"><text:soft-page-break/><text:span text:style-name="T4"/></text:p>
      <text:p text:style-name="P7"><text:span text:style-name="T4">我的定义和解读</text:span><text:span text:style-name="T6">：云电视是可以利用网络资源，不同与传统电视利用电视线的视频实体播放器。</text:span></text:p>
      <text:p text:style-name="Standard"><text:span text:style-name="T1">即我们可以将电视联网</text:span><text:span text:style-name="T2">，它会借用云平台的计算帮助我们进行搜索，寻找，播放想要视频的服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Suruma" svg:font-family="Suru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Noto Serif CJK JP" svg:font-family="'Noto Serif CJK JP'"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标题幻灯片_7e_LT_7e_Gliederung_20_1" style:display-name="标题幻灯片~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Gliederung_20_2" style:display-name="标题幻灯片~LT~Gliederung 2" style:family="paragraph" style:parent-style-name="标题幻灯片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3" style:display-name="标题幻灯片~LT~Gliederung 3" style:family="paragraph" style:parent-style-name="标题幻灯片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标题幻灯片_7e_LT_7e_Gliederung_20_4" style:display-name="标题幻灯片~LT~Gliederung 4" style:family="paragraph" style:parent-style-name="标题幻灯片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标题幻灯片_7e_LT_7e_Gliederung_20_5" style:display-name="标题幻灯片~LT~Gliederung 5" style:family="paragraph" style:parent-style-name="标题幻灯片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6" style:display-name="标题幻灯片~LT~Gliederung 6" style:family="paragraph" style:parent-style-name="标题幻灯片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7" style:display-name="标题幻灯片~LT~Gliederung 7" style:family="paragraph" style:parent-style-name="标题幻灯片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8" style:display-name="标题幻灯片~LT~Gliederung 8" style:family="paragraph" style:parent-style-name="标题幻灯片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9" style:display-name="标题幻灯片~LT~Gliederung 9" style:family="paragraph" style:parent-style-name="标题幻灯片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Titel" style:display-name="标题幻灯片~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Untertitel" style:display-name="标题幻灯片~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Notizen" style:display-name="标题幻灯片~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Hintergrundobjekte" style:display-name="标题幻灯片~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标题幻灯片_7e_LT_7e_Hintergrund" style:display-name="标题幻灯片~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1" style:display-name="标题和内容~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Gliederung_20_2" style:display-name="标题和内容~LT~Gliederung 2" style:family="paragraph" style:parent-style-name="标题和内容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3" style:display-name="标题和内容~LT~Gliederung 3" style:family="paragraph" style:parent-style-name="标题和内容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标题和内容_7e_LT_7e_Gliederung_20_4" style:display-name="标题和内容~LT~Gliederung 4" style:family="paragraph" style:parent-style-name="标题和内容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标题和内容_7e_LT_7e_Gliederung_20_5" style:display-name="标题和内容~LT~Gliederung 5" style:family="paragraph" style:parent-style-name="标题和内容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6" style:display-name="标题和内容~LT~Gliederung 6" style:family="paragraph" style:parent-style-name="标题和内容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7" style:display-name="标题和内容~LT~Gliederung 7" style:family="paragraph" style:parent-style-name="标题和内容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8" style:display-name="标题和内容~LT~Gliederung 8" style:family="paragraph" style:parent-style-name="标题和内容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9" style:display-name="标题和内容~LT~Gliederung 9" style:family="paragraph" style:parent-style-name="标题和内容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Titel" style:display-name="标题和内容~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Untertitel" style:display-name="标题和内容~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Notizen" style:display-name="标题和内容~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Hintergrundobjekte" style:display-name="标题和内容~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标题和内容_7e_LT_7e_Hintergrund" style:display-name="标题和内容~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仅标题_7e_LT_7e_Gliederung_20_1" style:display-name="仅标题~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仅标题_7e_LT_7e_Gliederung_20_2" style:display-name="仅标题~LT~Gliederung 2" style:family="paragraph" style:parent-style-name="仅标题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仅标题_7e_LT_7e_Gliederung_20_3" style:display-name="仅标题~LT~Gliederung 3" style:family="paragraph" style:parent-style-name="仅标题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仅标题_7e_LT_7e_Gliederung_20_4" style:display-name="仅标题~LT~Gliederung 4" style:family="paragraph" style:parent-style-name="仅标题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仅标题_7e_LT_7e_Gliederung_20_5" style:display-name="仅标题~LT~Gliederung 5" style:family="paragraph" style:parent-style-name="仅标题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仅标题_7e_LT_7e_Gliederung_20_6" style:display-name="仅标题~LT~Gliederung 6" style:family="paragraph" style:parent-style-name="仅标题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仅标题_7e_LT_7e_Gliederung_20_7" style:display-name="仅标题~LT~Gliederung 7" style:family="paragraph" style:parent-style-name="仅标题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仅标题_7e_LT_7e_Gliederung_20_8" style:display-name="仅标题~LT~Gliederung 8" style:family="paragraph" style:parent-style-name="仅标题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仅标题_7e_LT_7e_Gliederung_20_9" style:display-name="仅标题~LT~Gliederung 9" style:family="paragraph" style:parent-style-name="仅标题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仅标题_7e_LT_7e_Titel" style:display-name="仅标题~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仅标题_7e_LT_7e_Untertitel" style:display-name="仅标题~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仅标题_7e_LT_7e_Notizen" style:display-name="仅标题~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仅标题_7e_LT_7e_Hintergrundobjekte" style:display-name="仅标题~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仅标题_7e_LT_7e_Hintergrund" style:display-name="仅标题~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6:54:10.248879679</meta:creation-date>
    <dc:date>2019-12-10T17:40:03.335464137</dc:date>
    <meta:editing-duration>PT12S</meta:editing-duration>
    <meta:editing-cycles>1</meta:editing-cycles>
    <meta:document-statistic meta:table-count="0" meta:image-count="0" meta:object-count="0" meta:page-count="2" meta:paragraph-count="26" meta:word-count="997" meta:character-count="1052" meta:non-whitespace-character-count="1028"/>
    <meta:generator>LibreOffice/6.2.7.1$Linux_X86_64 LibreOffice_project/20$Build-1</meta:generator>
  </office:meta>
</office:document-meta>
</file>